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mbria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b54d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officeooo:paragraph-rsid="000b54dd"/>
    </style:style>
    <style:style style:name="P5" style:family="paragraph" style:parent-style-name="Standard">
      <style:text-properties officeooo:paragraph-rsid="000b54d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20pt" officeooo:paragraph-rsid="000b54dd" style:font-size-asian="20pt" style:font-size-complex="20pt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 style:master-page-name="Standard">
      <style:paragraph-properties fo:text-align="end" style:justify-single-word="false" style:page-number="auto"/>
      <style:text-properties fo:font-size="12pt" officeooo:paragraph-rsid="000b54dd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b54dd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complex="Cambria"/>
    </style:style>
    <style:style style:name="T6" style:family="text">
      <style:text-properties officeooo:rsid="000b54dd" style:font-name-complex="Cambria"/>
    </style:style>
    <style:style style:name="T7" style:family="text">
      <style:text-properties officeooo:rsid="000b54dd"/>
    </style:style>
    <style:style style:name="T8" style:family="text">
      <style:text-properties fo:font-size="12pt" style:font-size-asian="12pt" style:font-name-complex="Cambria" style:font-size-complex="12pt"/>
    </style:style>
    <style:style style:name="T9" style:family="text">
      <style:text-properties officeooo:rsid="000bda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3.03.2014, <text:span text:style-name="T7">Wrocław</text:span></text:p>
      <text:p text:style-name="P4"><text:span text:style-name="T2"/></text:p>
      <text:p text:style-name="P7"><text:span text:style-name="T7">N</text:span>ow<text:span text:style-name="T7">e</text:span> trend<text:span text:style-name="T7">y</text:span> w obliczeniach neuronowych</text:p>
      <text:p text:style-name="P7"><text:span text:style-name="T9">Etap 1 - d</text:span>eklaracja wyboru tematu projektu</text:p>
      <text:p text:style-name="P3"/>
      <text:p text:style-name="P1"/>
      <text:p text:style-name="P5"><text:span text:style-name="T4">Autorzy:</text:span><text:span text:style-name="T2"> Bartosz Michałek 179276, Michał Wendelberg</text:span><text:span text:style-name="T3">er 181072</text:span></text:p>
      <text:p text:style-name="P2"/>
      <text:p text:style-name="Standard"><text:span text:style-name="T4">Temat:</text:span><text:span text:style-name="T2"> Zastosowanie konwolucyjnej sieci neuronowej do rozwiązania problemu rozpoznawania osób na zdjęciach </text:span></text:p>
      <text:p text:style-name="Standard"/>
      <text:p text:style-name="P6"><text:span text:style-name="T2">Abstrakt:</text:span></text:p>
      <text:p text:style-name="P8"><text:span text:style-name="T5"><text:tab/>Celem projektu jest zastosowanie konwolucyjnej sieci neuronowej (CNN) do rozpoznawania (klasyfikacji) osób na zdjęciach. Sieć będzie uczona i walidowana na oznakowanym zbiorze zdjęć twarzy, wykonanych pod </text:span><text:span text:style-name="T6">wieloma</text:span><text:span text:style-name="T5"> kątami, w różnych warunkach oświetlenia, </text:span><text:span text:style-name="T6">zmiennej</text:span><text:span text:style-name="T5"> skali </text:span><text:span text:style-name="T6">oraz z różnymi</text:span><text:span text:style-name="T5"> wyrazami twarzy. </text:span></text:p>
      <text:p text:style-name="Standard"/>
      <text:p text:style-name="Standard"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mbria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letter-kerning="true" style:font-size-asian="11pt" style:language-asian="ja" style:country-asian="JP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SimSun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osz Michałek</meta:initial-creator>
    <meta:editing-cycles>4</meta:editing-cycles>
    <meta:creation-date>2013-10-17T07:38:00</meta:creation-date>
    <dc:date>2014-03-13T13:31:05.677000000</dc:date>
    <meta:editing-duration>PT1M32S</meta:editing-duration>
    <meta:generator>LibreOffice/4.1.0.4$Windows_x86 LibreOffice_project/89ea49ddacd9aa532507cbf852f2bb22b1ace28</meta:generator>
    <meta:document-statistic meta:table-count="0" meta:image-count="0" meta:object-count="0" meta:page-count="1" meta:paragraph-count="7" meta:word-count="73" meta:character-count="577" meta:non-whitespace-character-count="50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